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04d8" officeooo:paragraph-rsid="001804d8"/>
    </style:style>
    <style:style style:name="P2" style:family="paragraph" style:parent-style-name="Standard">
      <style:text-properties fo:font-weight="bold" officeooo:rsid="001804d8" officeooo:paragraph-rsid="001804d8"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ns-techniek relaties –<text:span text:style-name="T4"> </text:span><text:span text:style-name="T2">Steven Raaijmakers, 10804242</text:span></text:p>
      <text:p text:style-name="P1"/>
      <text:p text:style-name="P1">Techniek is alomtegenwoordig in het dagelijks leven van de moderne mens, ook op plekken waar je <text:s/>in eerste instantie niet zo snel aan denkt. Er zijn verschillende type relaties die een mens heeft met betrekking tot technologie.</text:p>
      <text:p text:style-name="P1"/>
      <text:p text:style-name="P1">De relatie waarbij de techniek wordt <text:span text:style-name="T1">ingelijfd</text:span><text:span text:style-name="T3"> door de mens noemt men de </text:span><text:span text:style-name="T1">inlijvingsrelatie</text:span><text:span text:style-name="T3">. Denk bijvoorbeeld aan techniek in de vorm van een bril; je kijkt niet naar de bril maar door de bril. Hiermee wordt onze lichamelijkheid verlengt door middel van techniek. </text:span></text:p>
      <text:p text:style-name="P1"/>
      <text:p text:style-name="P1"><text:span text:style-name="T3">Een andere relatie met techniek, is de </text:span><text:span text:style-name="T1">hermeneutische</text:span><text:span text:style-name="T3"> relatie</text:span><text:span text:style-name="T1">. </text:span><text:span text:style-name="T3">Hierbij wordt door middel van techniek iets geinterpreteerd door de mens. Een thermometer geeft bijvoorbeeld de temperatuur aan, waarbij de mens vervolgens bepaalde acties <text:s/>kan ondernemen. Door het gebruik van dit soort technieken wordt de waarheid geinterpreteerd.</text:span></text:p>
      <text:p text:style-name="P1"/>
      <text:p text:style-name="P1"><text:span text:style-name="T3">Ook is er een relatie waarbij de mens </text:span><text:span text:style-name="T1">interacteert</text:span><text:span text:style-name="T3"> met de techniek. Bijvoorbeeld het instellen van de temperatuur op je thermostaat. De techniek biedt in dit geval dus geen informatie over de werkelijkheid, maar geeft je als het ware de mogelijkheid om de werkelijkheid aan te passen. Deze relatie wordt door Idhe de </text:span><text:span text:style-name="T1">alteritetisrelatie</text:span><text:span text:style-name="T3"> genoemd.</text:span></text:p>
      <text:p text:style-name="P1"/>
      <text:p text:style-name="P1"><text:span text:style-name="T3">De laatste, minst duidelijke relatie, is de relatie van de achtergrond: de </text:span><text:span text:style-name="T1">achtergrondsrelatie</text:span><text:span text:style-name="T3">. Hier speelt de techniek een rol op de achtergrond. Het licht van een lamp in je huiskamer wordt hierbij niet direct ervaren maar vindt plaats op de achtergrond. De lamp geeft het beeld van de werkelijkheid duidelijker neer door het zichtbaarder te maken.</text:span></text:p>
      <text:p text:style-name="P1"/>
      <text:p text:style-name="P1"><text:span text:style-name="T3">Een simpel voorbeeld dat bij al deze vier relaties makkelijk uit te leggen is bijvoorbeeld het printen op je laptop:</text:span></text:p>
      <text:p text:style-name="P1"/>
      <text:p text:style-name="P1"><text:span text:style-name="T3">Denk allereerst aan het feit dat jij via je toetsenbord (en/of muis) communiceert met je computer over wat je specifiek wilt printen. Het toetsenbord is als het ware een verlenging van jouw bewustzijn dat kan communiceren met de computer, dit is de </text:span><text:span text:style-name="T1">inlijvingsrelatie</text:span><text:span text:style-name="T3">. Via het beeldscherm krijg je informatie binnen over datgene wat jij gecommuniceerd hebt aan de laptop dat je wil zien: de </text:span><text:span text:style-name="T1">hermeneutischerelatie</text:span><text:span text:style-name="T3">. Vervolgens kan jij op basis van de informatie die je zojuist tot je hebt genomen een actie ondernemen; een </text:span><text:span text:style-name="T1">alteritetisrelatie</text:span><text:span text:style-name="T3">. Denk bijvoorbeeld aan het verwijderen van een spelfout die jij waarneemt via het beeldscherm. Het printen levert uiteindelijk een pagina op die je kan aanraken met je handen. Je neemt echter niet direct de techniek in de printer waar die letter voor letter afdrukt om zo tot een resultaat te komen, in dit geval heb jij tot de printer een </text:span><text:span text:style-name="T1">achtergrondsrelatie</text:span><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1T20:51:33.519097335</meta:creation-date>
    <dc:date>2016-05-01T21:09:43.902832654</dc:date>
    <meta:editing-duration>P0D</meta:editing-duration>
    <meta:editing-cycles>1</meta:editing-cycles>
    <meta:document-statistic meta:table-count="0" meta:image-count="0" meta:object-count="0" meta:page-count="1" meta:paragraph-count="8" meta:word-count="408" meta:character-count="2581" meta:non-whitespace-character-count="2177"/>
    <meta:generator>LibreOffice/4.2.8.2$Linux_X86_64 LibreOffice_project/420m0$Build-2</meta:generator>
  </office:meta>
</office:document-meta>
</file>